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afad2" draw:textarea-vertical-align="middle" draw:auto-grow-height="false"/>
    </style:style>
    <style:style style:name="gr2" style:family="graphic" style:parent-style-name="standard">
      <style:graphic-properties draw:fill-color="#fafad2" draw:textarea-vertical-align="middle" draw:auto-grow-height="false"/>
    </style:style>
    <style:style style:name="gr3" style:family="graphic" style:parent-style-name="standard">
      <style:graphic-properties svg:stroke-width="0.1cm" svg:stroke-color="#ffd7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d950c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3" style:family="paragraph">
      <style:paragraph-properties fo:text-align="center"/>
      <style:text-properties fo:color="#8b6914"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color="#8b6914" fo:font-weight="bold" style:font-weight-asian="bold" style:font-weight-complex="bold"/>
    </style:style>
    <style:style style:name="T2" style:family="text">
      <style:text-properties fo:color="#8b691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4" draw:layer="layout" svg:width="4.5cm" svg:height="1.5cm" svg:x="1.6cm" svg:y="6.047cm">
          <text:p text:style-name="P1"><text:span text:style-name="T1">SpinStabili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7" draw:layer="layout" svg:width="4.5cm" svg:height="1.5cm" svg:x="6.4cm" svg:y="6.048cm">
          <text:p text:style-name="P1"><text:span text:style-name="T1">InertialL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5" draw:layer="layout" svg:width="4.5cm" svg:height="1.5cm" svg:x="22cm" svg:y="6.048cm">
          <text:p text:style-name="P1"><text:span text:style-name="T1">Lof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4.5cm" svg:height="1.5cm" svg:x="11.5cm" svg:y="6.047cm">
          <text:p text:style-name="P1"><text:span text:style-name="T1">CelestialBody</text:span></text:p>
          <text:p text:style-name="P1"><text:span text:style-name="T1">Poin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" draw:layer="layout" svg:width="4.5cm" svg:height="1.5cm" svg:x="13.02cm" svg:y="11.825cm">
          <text:p text:style-name="P1"><text:span text:style-name="T1">BodyCenter</text:span></text:p>
          <text:p text:style-name="P1"><text:span text:style-name="T1">Poin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4cm" svg:height="1.5cm" svg:x="8.48cm" svg:y="11.825cm">
          <text:p text:style-name="P1"><text:span text:style-name="T1">Nadir</text:span></text:p>
          <text:p text:style-name="P1"><text:span text:style-name="T1">Poin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5cm" svg:height="1.5cm" svg:x="18.36cm" svg:y="11.825cm">
          <text:p text:style-name="P1"><text:span text:style-name="T1">Target</text:span></text:p>
          <text:p text:style-name="P1"><text:span text:style-name="T1">Poin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7cm" svg:height="1.5cm" svg:x="6.8cm" svg:y="16.4cm">
          <text:p text:style-name="P1"><text:span text:style-name="T1">YawCompen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4.5cm" svg:height="1.5cm" svg:x="1.8cm" svg:y="16.4cm">
          <text:p text:style-name="P1"><text:span text:style-name="T1">YawSte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5cm" svg:height="2.453cm" svg:x="16.5cm" svg:y="5.5cm">
          <text:p text:style-name="P1"><text:span text:style-name="T2">« abstract »</text:span></text:p>
          <text:p text:style-name="P1"><text:span text:style-name="T1">Ground</text:span></text:p>
          <text:p text:style-name="P1"><text:span text:style-name="T1">Poin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6" draw:layer="layout" svg:width="0.5cm" svg:height="0.5cm" svg:x="19.7cm" svg:y="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2" draw:id="id12" draw:layer="layout" svg:width="4.5cm" svg:height="1.5cm" svg:x="24cm" svg:y="11.825cm">
          <text:p text:style-name="P1"><text:span text:style-name="T1">LofOffset</text:span></text:p>
          <text:p text:style-name="P1"><text:span text:style-name="T1">Poin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6" draw:layer="layout" svg:width="0.5cm" svg:height="1cm" svg:x="27.1cm" svg:y="10.8cm">
          <text:p/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2" draw:id="id19" draw:layer="layout" svg:width="4.5cm" svg:height="2cm" svg:x="14cm" svg:y="1cm">
          <text:p text:style-name="P1"><text:span text:style-name="T2">« interface »</text:span></text:p>
          <text:p text:style-name="P1"><text:span text:style-name="T1">AttitudeL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4" draw:layer="layout" svg:width="0.5cm" svg:height="0.5cm" svg:x="16.1cm" svg:y="3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2" draw:id="id7" draw:layer="layout" svg:width="5.5cm" svg:height="2.675cm" svg:x="2.3cm" svg:y="11.325cm">
          <text:p text:style-name="P1"><text:span text:style-name="T2">« abstract »</text:span></text:p>
          <text:p text:style-name="P1"><text:span text:style-name="T1">GroundPointing</text:span></text:p>
          <text:p text:style-name="P1"><text:span text:style-name="T1">Wra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" draw:layer="layout" svg:width="0.5cm" svg:height="0.5cm" svg:x="4.64cm" svg:y="14.0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3" draw:id="id8" draw:layer="layout" svg:width="0.5cm" svg:height="1cm" svg:x="3.5cm" svg:y="10.3cm">
          <text:p/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" draw:text-style-name="P4" draw:layer="layout" draw:line-skew="0.024cm" svg:x1="4.889cm" svg:y1="14.55cm" svg:x2="4.05cm" svg:y2="16.4cm" draw:start-shape="id1" draw:start-glue-point="6" draw:end-shape="id2" draw:end-glue-point="0" svg:d="m4889 14550v950h-839v900">
          <text:p/>
        </draw:connector>
        <draw:connector draw:style-name="gr3" draw:text-style-name="P4" draw:layer="layout" draw:line-skew="0.024cm" svg:x1="4.889cm" svg:y1="14.55cm" svg:x2="10.3cm" svg:y2="16.4cm" draw:start-shape="id1" draw:start-glue-point="6" draw:end-shape="id3" svg:d="m4889 14550v950h5411v900">
          <text:p/>
        </draw:connector>
        <draw:connector draw:style-name="gr3" draw:text-style-name="P4" draw:layer="layout" draw:line-skew="0.026cm" svg:x1="16.349cm" svg:y1="3.5cm" svg:x2="19cm" svg:y2="5.5cm" draw:start-shape="id4" draw:start-glue-point="6" draw:end-shape="id5" draw:end-glue-point="0" svg:d="m16349 3500v1026h2651v974">
          <text:p/>
        </draw:connector>
        <draw:connector draw:style-name="gr3" draw:text-style-name="P4" draw:layer="layout" draw:line-skew="0.787cm" svg:x1="19.949cm" svg:y1="8.5cm" svg:x2="5.05cm" svg:y2="11.325cm" draw:start-shape="id6" draw:start-glue-point="6" draw:end-shape="id7" svg:d="m19949 8500v2200h-14899v625">
          <text:p/>
        </draw:connector>
        <draw:connector draw:style-name="gr4" draw:text-style-name="P4" draw:layer="layout" svg:x1="3.749cm" svg:y1="10.3cm" svg:x2="19cm" svg:y2="7.953cm" draw:start-shape="id8" draw:start-glue-point="4" draw:end-shape="id5" draw:end-glue-point="2" svg:d="m3749 10300v-1174h15251v-1173">
          <text:p/>
        </draw:connector>
        <draw:connector draw:style-name="gr3" draw:text-style-name="P4" draw:layer="layout" draw:line-skew="0.537cm" svg:x1="10.48cm" svg:y1="11.825cm" svg:x2="19.949cm" svg:y2="8.5cm" draw:start-shape="id9" draw:start-glue-point="0" draw:end-shape="id6" draw:end-glue-point="6" svg:d="m10480 11825v-1125h9469v-2200">
          <text:p/>
        </draw:connector>
        <draw:connector draw:style-name="gr3" draw:text-style-name="P4" draw:layer="layout" draw:line-skew="0.537cm" svg:x1="15.27cm" svg:y1="11.825cm" svg:x2="19.949cm" svg:y2="8.5cm" draw:start-shape="id10" draw:start-glue-point="0" draw:end-shape="id6" draw:end-glue-point="6" svg:d="m15270 11825v-1125h4679v-2200">
          <text:p/>
        </draw:connector>
        <draw:connector draw:style-name="gr3" draw:text-style-name="P4" draw:layer="layout" draw:line-skew="0.537cm" svg:x1="20.86cm" svg:y1="11.825cm" svg:x2="19.949cm" svg:y2="8.5cm" draw:start-shape="id11" draw:start-glue-point="0" draw:end-shape="id6" draw:end-glue-point="6" svg:d="m20860 11825v-1125h-911v-2200">
          <text:p/>
        </draw:connector>
        <draw:connector draw:style-name="gr3" draw:text-style-name="P4" draw:layer="layout" draw:line-skew="0.537cm" svg:x1="26.25cm" svg:y1="11.825cm" svg:x2="19.949cm" svg:y2="8.5cm" draw:start-shape="id12" draw:start-glue-point="0" draw:end-shape="id6" draw:end-glue-point="6" svg:d="m26250 11825v-1125h-6301v-2200">
          <text:p/>
        </draw:connector>
        <draw:connector draw:style-name="gr3" draw:text-style-name="P4" draw:layer="layout" draw:line-skew="-0.274cm" svg:x1="13.75cm" svg:y1="6.047cm" svg:x2="16.349cm" svg:y2="3.5cm" draw:start-shape="id13" draw:start-glue-point="0" draw:end-shape="id4" draw:end-glue-point="6" svg:d="m13750 6047v-1547h2599v-1000">
          <text:p/>
        </draw:connector>
        <draw:connector draw:style-name="gr3" draw:text-style-name="P4" draw:layer="layout" draw:line-skew="-0.274cm" svg:x1="3.85cm" svg:y1="6.047cm" svg:x2="16.349cm" svg:y2="3.5cm" draw:start-shape="id14" draw:start-glue-point="0" draw:end-shape="id4" draw:end-glue-point="6" svg:d="m3850 6047v-1547h12499v-1000">
          <text:p/>
        </draw:connector>
        <draw:connector draw:style-name="gr3" draw:text-style-name="P4" draw:layer="layout" draw:line-skew="-0.275cm" svg:x1="24.25cm" svg:y1="6.048cm" svg:x2="16.349cm" svg:y2="3.5cm" draw:start-shape="id15" draw:start-glue-point="0" draw:end-shape="id4" draw:end-glue-point="6" svg:d="m24250 6048v-1548h-7901v-1000">
          <text:p/>
        </draw:connector>
        <draw:connector draw:style-name="gr4" draw:text-style-name="P4" draw:layer="layout" svg:x1="27.349cm" svg:y1="10.8cm" svg:x2="26.5cm" svg:y2="6.798cm" draw:start-shape="id16" draw:start-glue-point="4" draw:end-shape="id15" draw:end-glue-point="1" svg:d="m27349 10800v-4002h-849">
          <text:p/>
        </draw:connector>
        <draw:connector draw:style-name="gr3" draw:text-style-name="P4" draw:layer="layout" draw:line-skew="-0.275cm" svg:x1="16.349cm" svg:y1="3.5cm" svg:x2="8.65cm" svg:y2="6.048cm" draw:start-shape="id4" draw:start-glue-point="6" draw:end-shape="id17" draw:end-glue-point="0" svg:d="m16349 3500v1000h-7699v1548">
          <text:p/>
        </draw:connector>
        <draw:custom-shape draw:style-name="gr2" draw:text-style-name="P3" draw:id="id18" draw:layer="layout" svg:width="0.5cm" svg:height="1cm" svg:x="2.4cm" svg:y="5.1cm">
          <text:p/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4" draw:text-style-name="P4" draw:layer="layout" svg:x1="2.649cm" svg:y1="5.1cm" svg:x2="14cm" svg:y2="2cm" draw:start-shape="id18" draw:start-glue-point="4" draw:end-shape="id19" draw:end-glue-point="3" svg:d="m2649 5100v-3100h11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5T11:16:55</meta:creation-date>
    <dc:date>2008-09-11T16:31:36</dc:date>
    <meta:editing-cycles>14</meta:editing-cycles>
    <meta:editing-duration>P1DT4H44M26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